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1.619cm" table:align="left"/>
    </style:style>
    <style:style style:name="Table1.A" style:family="table-column">
      <style:table-column-properties style:column-width="1.753cm"/>
    </style:style>
    <style:style style:name="Table1.B" style:family="table-column">
      <style:table-column-properties style:column-width="1.894cm"/>
    </style:style>
    <style:style style:name="Table1.C" style:family="table-column">
      <style:table-column-properties style:column-width="0.769cm"/>
    </style:style>
    <style:style style:name="Table1.L" style:family="table-column">
      <style:table-column-properties style:column-width="1.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DejaVu Sans" officeooo:rsid="0009ca95" officeooo:paragraph-rsid="0009ca95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9pt" fo:font-weight="bold" officeooo:rsid="0009ca95" officeooo:paragraph-rsid="0009ca95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weight="bold" officeooo:rsid="0009ca95" officeooo:paragraph-rsid="0009ca95" style:font-weight-asian="bold" style:font-weight-complex="bold"/>
    </style:style>
    <style:style style:name="P4" style:family="paragraph" style:parent-style-name="Standard">
      <style:text-properties style:font-name="DejaVu Sans" officeooo:rsid="0009ca95" officeooo:paragraph-rsid="0009ca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n player individual movement</text:p>
      <text:p text:style-name="P4">(20 or 30 boards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 table:number-columns-repeated="9"/>
        <table:table-column table:style-name="Table1.L"/>
        <table:table-row>
          <table:table-cell table:style-name="Table1.A1" office:value-type="string">
            <text:p text:style-name="P3">Round</text:p>
          </table:table-cell>
          <table:table-cell table:style-name="Table1.A1" office:value-type="string">
            <text:p text:style-name="P3">Boards</text:p>
          </table:table-cell>
          <table:table-cell table:style-name="Table1.A1" table:number-columns-spanned="4" office:value-type="string">
            <text:p text:style-name="P3">Table 1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3">Table 2</text:p>
          </table:table-cell>
          <table:covered-table-cell/>
          <table:covered-table-cell/>
          <table:covered-table-cell/>
          <table:table-cell table:style-name="Table1.K1" table:number-columns-spanned="2" office:value-type="string">
            <text:p text:style-name="P3">Sit out</text:p>
          </table:table-cell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N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N</text:p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3"/>
          </table:table-cell>
          <table:table-cell table:style-name="Table1.L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-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5</text:p>
          </table:table-cell>
          <table:table-cell table:style-name="Table1.L2" office:value-type="string">
            <text:p text:style-name="P1">8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-4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6</text:p>
          </table:table-cell>
          <table:table-cell table:style-name="Table1.L2" office:value-type="string">
            <text:p text:style-name="P1">9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5-6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7</text:p>
          </table:table-cell>
          <table:table-cell table:style-name="Table1.L2" office:value-type="string">
            <text:p text:style-name="P1">10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7-8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8</text:p>
          </table:table-cell>
          <table:table-cell table:style-name="Table1.L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9-10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9</text:p>
          </table:table-cell>
          <table:table-cell table:style-name="Table1.L2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11-12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10</text:p>
          </table:table-cell>
          <table:table-cell table:style-name="Table1.L2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13-14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1</text:p>
          </table:table-cell>
          <table:table-cell table:style-name="Table1.L2" office:value-type="string">
            <text:p text:style-name="P1">4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15-16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2</text:p>
          </table:table-cell>
          <table:table-cell table:style-name="Table1.L2" office:value-type="string">
            <text:p text:style-name="P1">5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7-18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3</text:p>
          </table:table-cell>
          <table:table-cell table:style-name="Table1.L2" office:value-type="string">
            <text:p text:style-name="P1">6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19-20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4</text:p>
          </table:table-cell>
          <table:table-cell table:style-name="Table1.L2" office:value-type="string">
            <text:p text:style-name="P1">7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Boyle</meta:initial-creator>
    <meta:creation-date>2019-05-02T14:32:14.066349719</meta:creation-date>
    <dc:date>2019-05-02T14:45:03.453432057</dc:date>
    <dc:creator>Roger Boyle</dc:creator>
    <meta:editing-duration>PT12M49S</meta:editing-duration>
    <meta:editing-cycles>1</meta:editing-cycles>
    <meta:document-statistic meta:table-count="1" meta:image-count="0" meta:object-count="0" meta:page-count="1" meta:paragraph-count="135" meta:word-count="144" meta:character-count="249" meta:non-whitespace-character-count="240"/>
    <meta:generator>LibreOffice/4.4.3.2$Linux_X86_64 LibreOffice_project/40m0$Build-2</meta:generator>
  </office:meta>
</office:document-meta>
</file>